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pple-system, BlinkMacSystemFont, 'Segoe UI', 'Helvetica Neue', Arial, sans-serif, 'Apple Color Emoji', 'Segoe UI Emoji', 'Segoe UI Symbol'"/>
    <style:font-face style:name="Roboto-Italic" svg:font-family="Roboto-Italic"/>
    <style:font-face style:name="Roboto-Regular" svg:font-family="Roboto-Regular"/>
    <style:font-face style:name="SFMono-Regular" svg:font-family="SFMono-Regular, Consolas, 'Ubuntu Mono', 'Liberation Mono', Menlo, Courier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3pt" officeooo:rsid="000eda9d" officeooo:paragraph-rsid="000eda9d" style:font-size-asian="11.3500003814697pt" style:font-size-complex="13pt"/>
    </style:style>
    <style:style style:name="P2" style:family="paragraph" style:parent-style-name="Standard">
      <style:text-properties style:font-name="Times New Roman" fo:font-size="13pt" officeooo:rsid="000eda9d" officeooo:paragraph-rsid="0011e3d8" style:font-size-asian="11.3500003814697pt" style:font-size-complex="13pt"/>
    </style:style>
    <style:style style:name="P3" style:family="paragraph" style:parent-style-name="Standard">
      <style:text-properties style:font-name="Times New Roman" fo:font-size="13pt" officeooo:rsid="000eda9d" officeooo:paragraph-rsid="00126f33" style:font-size-asian="11.3500003814697pt" style:font-size-complex="13pt"/>
    </style:style>
    <style:style style:name="P4" style:family="paragraph" style:parent-style-name="Standard">
      <style:text-properties style:font-name="Times New Roman" fo:font-size="13pt" officeooo:rsid="000f9916" officeooo:paragraph-rsid="000f9916" style:font-size-asian="11.3500003814697pt" style:font-size-complex="13pt"/>
    </style:style>
    <style:style style:name="P5" style:family="paragraph" style:parent-style-name="Standard">
      <style:text-properties officeooo:paragraph-rsid="000eda9d"/>
    </style:style>
    <style:style style:name="T1" style:family="text">
      <style:text-properties fo:color="#000000" fo:font-size="12pt" fo:letter-spacing="normal" style:font-size-asian="12pt"/>
    </style:style>
    <style:style style:name="T2" style:family="text">
      <style:text-properties style:font-name="Times New Roman" fo:font-size="13pt" officeooo:rsid="000eda9d" style:font-size-asian="11.3500003814697pt" style:font-size-complex="13pt"/>
    </style:style>
    <style:style style:name="T3" style:family="text">
      <style:text-properties officeooo:rsid="0011e3d8"/>
    </style:style>
    <style:style style:name="T4" style:family="text">
      <style:text-properties officeooo:rsid="00126f33"/>
    </style:style>
    <style:style style:name="T5" style:family="text">
      <style:text-properties officeooo:rsid="0013c6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ài toán ứng dụng AI vào dự đoán lỗi động cơ</text:p>
      <text:p text:style-name="P1"/>
      <text:p text:style-name="P1">Ý nghĩa bài toán:</text:p>
      <text:p text:style-name="P4">- Máy bay <text:s/>là phương tiện giao thông vận tải ngày càng quan trọng trong các lĩnh vực như quân sự, kinh tế … Nên đòi hỏi các đảm bảo kĩ thuật rất khắt khe do các tai nạn máy bay thường gay thiệt hại lớn về người và tài sản.</text:p>
      <text:p text:style-name="P4">- Nhằm tránh xạy ra tai nạn máy bay khi đang bay do lỗi động cơ <text:span text:style-name="T3">và giảm tri phí bảo trì</text:span> thì động cơ phải được theo dõi tình trạng của động cơ.</text:p>
      <text:p text:style-name="P4">- Bài toán này có thể giúm dự đoán <text:span text:style-name="T3">thời gian cần bảo trì động cơ và tình trạng của động cơ.</text:span></text:p>
      <text:p text:style-name="P1"/>
      <text:p text:style-name="P1">1 . Dùng các thuật toán <text:span text:style-name="T4">regression</text:span> dự đoán số chu kỳ còn lại trước khi động cơ bị hỏng.</text:p>
      <text:p text:style-name="P1"/>
      <text:p text:style-name="P3">- <text:span text:style-name="T4">Thuật toán <text:s/>regression là kĩ thuật thống kê dùng để ước lượng phương trình phù hợp với kết quả quan sát của biến phụ thuộc và độc lập</text:span></text:p>
      <text:p text:style-name="P3"/>
      <text:p text:style-name="P2">- Linear regression : <text:span text:style-name="T4">là mô hình hồi quy áp dụng cho nghiên cứu mỗi quan hệ của 1 hay nhiều biến độc lập và một biết phụ thuộc.</text:span></text:p>
      <text:p text:style-name="P2"/>
      <text:p text:style-name="P1">- Random <text:span text:style-name="T4">Forest</text:span> Regression : <text:span text:style-name="T4">là phương pháp xậy dựng 1 tập hợp rất nhiều cây quyết định và sử dụng phương pháp voting để đưa ra quyết định về biến target cần được dự báo.</text:span></text:p>
      <text:p text:style-name="P1"/>
      <text:p text:style-name="P1">- Decision tree regression : <text:span text:style-name="T5">là thể hiện mỗi quan hệ giữa các biến độc lập và sự tác động của chúng như thế nào đến biến mục tiêu</text:span></text:p>
      <text:p text:style-name="P1"/>
      <text:p text:style-name="P1"/>
      <text:p text:style-name="P1"/>
      <text:p text:style-name="P1"/>
      <text:p text:style-name="P1"/>
      <text:p text:style-name="P1">2 . Dùng các thuật toán phân loại nhị phân dự đoán xem động cơ có bị lỗi tròng chu kì củ thể <text:s/>hay không</text:p>
      <text:p text:style-name="P1">- Logistic Regression</text:p>
      <text:p text:style-name="P1">- Random Forest Classification</text:p>
      <text:p text:style-name="P5"><text:span text:style-name="T2">- </text:span><text:span text:style-name="T1">Gaussian Naive Bayes</text:span></text:p>
      <text:p text:style-name="P5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pple-system, BlinkMacSystemFont, 'Segoe UI', 'Helvetica Neue', Arial, sans-serif, 'Apple Color Emoji', 'Segoe UI Emoji', 'Segoe UI Symbol'"/>
    <style:font-face style:name="Roboto-Italic" svg:font-family="Roboto-Italic"/>
    <style:font-face style:name="Roboto-Regular" svg:font-family="Roboto-Regular"/>
    <style:font-face style:name="SFMono-Regular" svg:font-family="SFMono-Regular, Consolas, 'Ubuntu Mono', 'Liberation Mono', Menlo, Courier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1" style:display-name="1_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and_20_Content_7e_LT_7e_Gliederung_20_2" style:display-name="1_Title and Content~LT~Gliederung 2" style:family="paragraph" style:parent-style-name="_31__5f_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and_20_Content_7e_LT_7e_Gliederung_20_3" style:display-name="1_Title and Content~LT~Gliederung 3" style:family="paragraph" style:parent-style-name="_31__5f_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and_20_Content_7e_LT_7e_Gliederung_20_4" style:display-name="1_Title and Content~LT~Gliederung 4" style:family="paragraph" style:parent-style-name="_31__5f_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and_20_Content_7e_LT_7e_Gliederung_20_5" style:display-name="1_Title and Content~LT~Gliederung 5" style:family="paragraph" style:parent-style-name="_31__5f_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6" style:display-name="1_Title and Content~LT~Gliederung 6" style:family="paragraph" style:parent-style-name="_31__5f_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7" style:display-name="1_Title and Content~LT~Gliederung 7" style:family="paragraph" style:parent-style-name="_31__5f_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8" style:display-name="1_Title and Content~LT~Gliederung 8" style:family="paragraph" style:parent-style-name="_31__5f_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9" style:display-name="1_Title and Content~LT~Gliederung 9" style:family="paragraph" style:parent-style-name="_31__5f_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Titel" style:display-name="1_Title and Content~LT~Titel" style:family="paragraph" style:default-outline-level="">
      <style:paragraph-properties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and_20_Content_7e_LT_7e_Untertitel" style:display-name="1_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and_20_Content_7e_LT_7e_Notizen" style:display-name="1_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and_20_Content_7e_LT_7e_Hintergrundobjekte" style:display-name="1_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Title_20_and_20_Content_7e_LT_7e_Hintergrund" style:display-name="1_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34:09.057000000</meta:creation-date>
    <dc:date>2021-03-18T15:19:36.363000000</dc:date>
    <meta:editing-duration>PT32M33S</meta:editing-duration>
    <meta:editing-cycles>1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14" meta:word-count="301" meta:character-count="1340" meta:non-whitespace-character-count="1050"/>
  </office:meta>
</office:document-meta>
</file>